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56.24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63.75pt"/>
    </style:style>
    <style:style style:name="co8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99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s__1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number-columns-repeated="997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----------------------------------------</text:p>
          </table:table-cell>
          <table:table-cell table:style-name="ce3" office:value-type="string" calcext:value-type="string">
            <text:p>Channel RSSI '-115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15'</text:p>
          </table:table-cell>
          <table:table-cell table:style-name="ce3" office:value-type="string" calcext:value-type="string">
            <text:p>Channel RSSI '-109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08'</text:p>
          </table:table-cell>
          <table:table-cell table:style-name="ce3" office:value-type="string" calcext:value-type="string">
            <text:p>Channel RSSI '-110'</text:p>
          </table:table-cell>
          <table:table-cell table:style-name="ce3" office:value-type="string" calcext:value-type="string">
            <text:p>Channel RSSI '-107'</text:p>
          </table:table-cell>
          <table:table-cell table:number-columns-repeated="2" table:style-name="ce3" office:value-type="string" calcext:value-type="string">
            <text:p>Channel RSSI '-108'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98" calcext:value-type="float">
            <text:p>-9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79" calcext:value-type="float">
            <text:p>-79</text:p>
          </table:table-cell>
          <table:table-cell table:style-name="ce3" office:value-type="float" office:value="-81" calcext:value-type="float">
            <text:p>-81</text:p>
          </table:table-cell>
          <table:table-cell table:number-columns-repeated="2" table:style-name="ce3" office:value-type="float" office:value="-86" calcext:value-type="float">
            <text:p>-86</text:p>
          </table:table-cell>
          <table:table-cell table:style-name="ce3" office:value-type="float" office:value="-90" calcext:value-type="float">
            <text:p>-9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3" calcext:value-type="float">
            <text:p>-83</text:p>
          </table:table-cell>
          <table:table-cell table:number-columns-repeated="2" table:style-name="ce3" office:value-type="float" office:value="-80" calcext:value-type="float">
            <text:p>-80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94" calcext:value-type="float">
            <text:p>-94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table:style-name="ce3" office:value-type="float" office:value="-78" calcext:value-type="float">
            <text:p>-78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79" calcext:value-type="float">
            <text:p>-79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79" calcext:value-type="float">
            <text:p>-79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8" calcext:value-type="float">
            <text:p>-78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1" calcext:value-type="float">
            <text:p>-8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8" calcext:value-type="float">
            <text:p>-78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2" calcext:value-type="float">
            <text:p>-82</text:p>
          </table:table-cell>
          <table:table-cell table:number-columns-repeated="2" table:style-name="ce3" office:value-type="float" office:value="-85" calcext:value-type="float">
            <text:p>-85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86" calcext:value-type="float">
            <text:p>-86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1" calcext:value-type="float">
            <text:p>-81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83" calcext:value-type="float">
            <text:p>-83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1" calcext:value-type="float">
            <text:p>-81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82" calcext:value-type="float">
            <text:p>-82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93" calcext:value-type="float">
            <text:p>-93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94" calcext:value-type="float">
            <text:p>-94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104" calcext:value-type="float">
            <text:p>-10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92" calcext:value-type="float">
            <text:p>-92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94" calcext:value-type="float">
            <text:p>-94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2" table:style-name="ce3" office:value-type="float" office:value="-85" calcext:value-type="float">
            <text:p>-85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table:style-name="ce3" office:value-type="float" office:value="-88" calcext:value-type="float">
            <text:p>-88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88" calcext:value-type="float">
            <text:p>-88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95" calcext:value-type="float">
            <text:p>-95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90" calcext:value-type="float">
            <text:p>-90</text:p>
          </table:table-cell>
          <table:table-cell table:number-columns-repeated="2" table:style-name="ce3" office:value-type="float" office:value="-84" calcext:value-type="float">
            <text:p>-84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2" table:style-name="ce3" office:value-type="float" office:value="-83" calcext:value-type="float">
            <text:p>-83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2" table:style-name="ce3" office:value-type="float" office:value="-83" calcext:value-type="float">
            <text:p>-8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2" table:style-name="ce3" office:value-type="float" office:value="-82" calcext:value-type="float">
            <text:p>-82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1" calcext:value-type="float">
            <text:p>-81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99" calcext:value-type="float">
            <text:p>-99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94" calcext:value-type="float">
            <text:p>-94</text:p>
          </table:table-cell>
          <table:table-cell table:number-columns-repeated="2" table:style-name="ce3" office:value-type="float" office:value="-82" calcext:value-type="float">
            <text:p>-8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95" calcext:value-type="float">
            <text:p>-95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94" calcext:value-type="float">
            <text:p>-94</text:p>
          </table:table-cell>
          <table:table-cell table:number-columns-repeated="2" table:style-name="ce3" office:value-type="float" office:value="-84" calcext:value-type="float">
            <text:p>-8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96" calcext:value-type="float">
            <text:p>-96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2" table:style-name="ce3" office:value-type="float" office:value="-83" calcext:value-type="float">
            <text:p>-83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table:style-name="ce3" office:value-type="float" office:value="-82" calcext:value-type="float">
            <text:p>-82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table:style-name="ce3" office:value-type="float" office:value="-81" calcext:value-type="float">
            <text:p>-81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83" calcext:value-type="float">
            <text:p>-8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94" calcext:value-type="float">
            <text:p>-94</text:p>
          </table:table-cell>
          <table:table-cell table:number-columns-repeated="2" table:style-name="ce3" office:value-type="float" office:value="-85" calcext:value-type="float">
            <text:p>-85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91" calcext:value-type="float">
            <text:p>-91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2" table:style-name="ce3" office:value-type="float" office:value="-83" calcext:value-type="float">
            <text:p>-83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4" calcext:value-type="float">
            <text:p>-84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3" calcext:value-type="float">
            <text:p>-83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table:style-name="ce3" office:value-type="float" office:value="-80" calcext:value-type="float">
            <text:p>-80</text:p>
          </table:table-cell>
          <table:table-cell table:style-name="ce3" office:value-type="float" office:value="-94" calcext:value-type="float">
            <text:p>-9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__2" table:style-name="ta1">
        <table:table-column table:style-name="co1" table:default-cell-style-name="ce1"/>
        <table:table-column table:style-name="co5" table:number-columns-repeated="10" table:default-cell-style-name="ce1"/>
        <table:table-column table:style-name="co2" table:number-columns-repeated="15" table:default-cell-style-name="ce1"/>
        <table:table-column table:style-name="co3" table:number-columns-repeated="997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style-name="ce3" office:value-type="string" calcext:value-type="string">
            <text:p>Channel RSSI '-115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16'</text:p>
          </table:table-cell>
          <table:table-cell table:style-name="ce3" office:value-type="string" calcext:value-type="string">
            <text:p>Channel RSSI '-109'</text:p>
          </table:table-cell>
          <table:table-cell table:style-name="ce3" office:value-type="string" calcext:value-type="string">
            <text:p>Channel RSSI '-110'</text:p>
          </table:table-cell>
          <table:table-cell table:style-name="ce3" office:value-type="string" calcext:value-type="string">
            <text:p>Channel RSSI '-107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09'</text:p>
          </table:table-cell>
          <table:table-cell table:number-columns-repeated="2" table:style-name="ce3" office:value-type="string" calcext:value-type="string">
            <text:p>Channel RSSI '-108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3"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3"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3"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4"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3"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3"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3"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4"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3"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3"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__3" table:style-name="ta1">
        <table:table-column table:style-name="co1" table:default-cell-style-name="ce1"/>
        <table:table-column table:style-name="co5" table:number-columns-repeated="10" table:default-cell-style-name="ce1"/>
        <table:table-column table:style-name="co2" table:number-columns-repeated="15" table:default-cell-style-name="ce1"/>
        <table:table-column table:style-name="co3" table:number-columns-repeated="997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style-name="ce3" office:value-type="string" calcext:value-type="string">
            <text:p>Channel RSSI '-115'</text:p>
          </table:table-cell>
          <table:table-cell table:style-name="ce3" office:value-type="string" calcext:value-type="string">
            <text:p>Channel RSSI '-112'</text:p>
          </table:table-cell>
          <table:table-cell table:style-name="ce3" office:value-type="string" calcext:value-type="string">
            <text:p>Channel RSSI '-114'</text:p>
          </table:table-cell>
          <table:table-cell table:style-name="ce3" office:value-type="string" calcext:value-type="string">
            <text:p>Channel RSSI '-108'</text:p>
          </table:table-cell>
          <table:table-cell table:style-name="ce3" office:value-type="string" calcext:value-type="string">
            <text:p>Channel RSSI '-112'</text:p>
          </table:table-cell>
          <table:table-cell table:style-name="ce3" office:value-type="string" calcext:value-type="string">
            <text:p>Channel RSSI '-108'</text:p>
          </table:table-cell>
          <table:table-cell table:style-name="ce3" office:value-type="string" calcext:value-type="string">
            <text:p>Channel RSSI '-110'</text:p>
          </table:table-cell>
          <table:table-cell table:number-columns-repeated="2" table:style-name="ce3" office:value-type="string" calcext:value-type="string">
            <text:p>Channel RSSI '-107'</text:p>
          </table:table-cell>
          <table:table-cell table:style-name="ce3" office:value-type="string" calcext:value-type="string">
            <text:p>Channel RSSI '-106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5" calcext:value-type="float">
            <text:p>-55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2" calcext:value-type="float">
            <text:p>-52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5" calcext:value-type="float">
            <text:p>-55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5" calcext:value-type="float">
            <text:p>-55</text:p>
          </table:table-cell>
          <table:table-cell table:style-name="ce3" office:value-type="float" office:value="-52" calcext:value-type="float">
            <text:p>-52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3" office:value-type="float" office:value="-62" calcext:value-type="float">
            <text:p>-62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5" calcext:value-type="float">
            <text:p>-55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5" calcext:value-type="float">
            <text:p>-55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2" calcext:value-type="float">
            <text:p>-52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2" calcext:value-type="float">
            <text:p>-62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8" calcext:value-type="float">
            <text:p>-58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1" calcext:value-type="float">
            <text:p>-5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3" calcext:value-type="float">
            <text:p>-53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number-columns-repeated="3"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1" calcext:value-type="float">
            <text:p>-51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8" calcext:value-type="float">
            <text:p>-58</text:p>
          </table:table-cell>
          <table:table-cell table:style-name="ce3" office:value-type="float" office:value="-52" calcext:value-type="float">
            <text:p>-52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3"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3"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9" calcext:value-type="float">
            <text:p>-59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8" calcext:value-type="float">
            <text:p>-58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8" calcext:value-type="float">
            <text:p>-58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8" calcext:value-type="float">
            <text:p>-58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7" calcext:value-type="float">
            <text:p>-57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number-columns-repeated="2"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__4" table:style-name="ta1">
        <table:table-column table:style-name="co1" table:default-cell-style-name="ce1"/>
        <table:table-column table:style-name="co5" table:number-columns-repeated="10" table:default-cell-style-name="ce1"/>
        <table:table-column table:style-name="co2" table:number-columns-repeated="15" table:default-cell-style-name="ce1"/>
        <table:table-column table:style-name="co3" table:number-columns-repeated="997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style-name="ce3" office:value-type="string" calcext:value-type="string">
            <text:p>Channel RSSI '-115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15'</text:p>
          </table:table-cell>
          <table:table-cell table:style-name="ce3" office:value-type="string" calcext:value-type="string">
            <text:p>Channel RSSI '-109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09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08'</text:p>
          </table:table-cell>
          <table:table-cell table:style-name="ce3" office:value-type="string" calcext:value-type="string">
            <text:p>Channel RSSI '-109'</text:p>
          </table:table-cell>
          <table:table-cell table:style-name="ce3" office:value-type="string" calcext:value-type="string">
            <text:p>Channel RSSI '-107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3"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3"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3"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3" table:style-name="ce3" office:value-type="float" office:value="-71" calcext:value-type="float">
            <text:p>-71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3" table:style-name="ce3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85" calcext:value-type="float">
            <text:p>-85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3"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3"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__5" table:style-name="ta1">
        <table:table-column table:style-name="co6" table:default-cell-style-name="ce1"/>
        <table:table-column table:style-name="co5" table:number-columns-repeated="10" table:default-cell-style-name="ce1"/>
        <table:table-column table:style-name="co2" table:number-columns-repeated="15" table:default-cell-style-name="ce1"/>
        <table:table-column table:style-name="co3" table:number-columns-repeated="997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style-name="ce3" office:value-type="string" calcext:value-type="string">
            <text:p>Channel RSSI '-117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16'</text:p>
          </table:table-cell>
          <table:table-cell table:style-name="ce3" office:value-type="string" calcext:value-type="string">
            <text:p>Channel RSSI '-108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07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05'</text:p>
          </table:table-cell>
          <table:table-cell table:style-name="ce3" office:value-type="string" calcext:value-type="string">
            <text:p>Channel RSSI '-106'</text:p>
          </table:table-cell>
          <table:table-cell table:style-name="ce3" office:value-type="string" calcext:value-type="string">
            <text:p>Channel RSSI '-109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4" table:style-name="ce3" office:value-type="float" office:value="-60" calcext:value-type="float">
            <text:p>-60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3" calcext:value-type="float">
            <text:p>-83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4" calcext:value-type="float">
            <text:p>-84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3" office:value-type="float" office:value="-67" calcext:value-type="float">
            <text:p>-67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58" calcext:value-type="float">
            <text:p>-58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67" calcext:value-type="float">
            <text:p>-67</text:p>
          </table:table-cell>
          <table:table-cell table:number-columns-repeated="2" table:style-name="ce3" office:value-type="float" office:value="-63" calcext:value-type="float">
            <text:p>-6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59" calcext:value-type="float">
            <text:p>-59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9" calcext:value-type="float">
            <text:p>-69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3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number-columns-repeated="2" table:style-name="ce3" office:value-type="float" office:value="-63" calcext:value-type="float">
            <text:p>-63</text:p>
          </table:table-cell>
          <table:table-cell table:number-columns-repeated="3"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7" calcext:value-type="float">
            <text:p>-57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4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3" office:value-type="float" office:value="-66" calcext:value-type="float">
            <text:p>-66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number-columns-repeated="2"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number-columns-repeated="3" table:style-name="ce3" office:value-type="float" office:value="-59" calcext:value-type="float">
            <text:p>-59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5" calcext:value-type="float">
            <text:p>-65</text:p>
          </table:table-cell>
          <table:table-cell table:number-columns-repeated="3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6" calcext:value-type="float">
            <text:p>-56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-67" calcext:value-type="float">
            <text:p>-67</text:p>
          </table:table-cell>
          <table:table-cell table:style-name="ce3" office:value-type="float" office:value="-63" calcext:value-type="float">
            <text:p>-63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2" calcext:value-type="float">
            <text:p>-62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1" calcext:value-type="float">
            <text:p>-61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0" calcext:value-type="float">
            <text:p>-6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61" calcext:value-type="float">
            <text:p>-61</text:p>
          </table:table-cell>
          <table:table-cell table:number-columns-repeated="2" table:style-name="ce3" office:value-type="float" office:value="-60" calcext:value-type="float">
            <text:p>-60</text:p>
          </table:table-cell>
          <table:table-cell table:number-columns-repeated="2" table:style-name="ce3" office:value-type="float" office:value="-59" calcext:value-type="float">
            <text:p>-59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__6" table:style-name="ta1">
        <table:table-column table:style-name="co6" table:default-cell-style-name="ce1"/>
        <table:table-column table:style-name="co5" table:number-columns-repeated="10" table:default-cell-style-name="ce1"/>
        <table:table-column table:style-name="co2" table:number-columns-repeated="15" table:default-cell-style-name="ce1"/>
        <table:table-column table:style-name="co3" table:number-columns-repeated="997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style-name="ce3" office:value-type="string" calcext:value-type="string">
            <text:p>Channel RSSI '-116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15'</text:p>
          </table:table-cell>
          <table:table-cell table:style-name="ce3" office:value-type="string" calcext:value-type="string">
            <text:p>Channel RSSI '-110'</text:p>
          </table:table-cell>
          <table:table-cell table:style-name="ce3" office:value-type="string" calcext:value-type="string">
            <text:p>Channel RSSI '-112'</text:p>
          </table:table-cell>
          <table:table-cell table:style-name="ce3" office:value-type="string" calcext:value-type="string">
            <text:p>Channel RSSI '-107'</text:p>
          </table:table-cell>
          <table:table-cell table:style-name="ce3" office:value-type="string" calcext:value-type="string">
            <text:p>Channel RSSI '-112'</text:p>
          </table:table-cell>
          <table:table-cell table:style-name="ce3" office:value-type="string" calcext:value-type="string">
            <text:p>Channel RSSI '-107'</text:p>
          </table:table-cell>
          <table:table-cell table:style-name="ce3" office:value-type="string" calcext:value-type="string">
            <text:p>Channel RSSI '-108'</text:p>
          </table:table-cell>
          <table:table-cell table:style-name="ce3" office:value-type="string" calcext:value-type="string">
            <text:p>Channel RSSI '-109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number-columns-repeated="2" table:style-name="ce3" office:value-type="float" office:value="-81" calcext:value-type="float">
            <text:p>-8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table:style-name="ce3" office:value-type="float" office:value="-77" calcext:value-type="float">
            <text:p>-77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3"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3"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1" calcext:value-type="float">
            <text:p>-81</text:p>
          </table:table-cell>
          <table:table-cell table:number-columns-repeated="3" table:style-name="ce3" office:value-type="float" office:value="-76" calcext:value-type="float">
            <text:p>-76</text:p>
          </table:table-cell>
          <table:table-cell table:number-columns-repeated="3" table:style-name="ce3" office:value-type="float" office:value="-70" calcext:value-type="float">
            <text:p>-70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3" table:style-name="ce3" office:value-type="float" office:value="-77" calcext:value-type="float">
            <text:p>-7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3" table:style-name="ce3" office:value-type="float" office:value="-76" calcext:value-type="float">
            <text:p>-76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4"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88" calcext:value-type="float">
            <text:p>-88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3" table:style-name="ce3" office:value-type="float" office:value="-71" calcext:value-type="float">
            <text:p>-71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1" calcext:value-type="float">
            <text:p>-81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81" calcext:value-type="float">
            <text:p>-81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3"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81" calcext:value-type="float">
            <text:p>-81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2" calcext:value-type="float">
            <text:p>-82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1" calcext:value-type="float">
            <text:p>-81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2" calcext:value-type="float">
            <text:p>-82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94" calcext:value-type="float">
            <text:p>-94</text:p>
          </table:table-cell>
          <table:table-cell table:number-columns-repeated="2" table:style-name="ce3" office:value-type="float" office:value="-79" calcext:value-type="float">
            <text:p>-79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number-columns-repeated="4" table:style-name="ce3" office:value-type="float" office:value="-72" calcext:value-type="float">
            <text:p>-72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82" calcext:value-type="float">
            <text:p>-82</text:p>
          </table:table-cell>
          <table:table-cell table:number-columns-repeated="2"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7" calcext:value-type="float">
            <text:p>-87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4" table:style-name="ce3" office:value-type="float" office:value="-72" calcext:value-type="float">
            <text:p>-72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table:style-name="ce3" office:value-type="float" office:value="-84" calcext:value-type="float">
            <text:p>-8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69" calcext:value-type="float">
            <text:p>-69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3"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1" calcext:value-type="float">
            <text:p>-81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3"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68" calcext:value-type="float">
            <text:p>-6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98" calcext:value-type="float">
            <text:p>-98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93" calcext:value-type="float">
            <text:p>-9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91" calcext:value-type="float">
            <text:p>-9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3" table:style-name="ce3" office:value-type="float" office:value="-73" calcext:value-type="float">
            <text:p>-73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3" calcext:value-type="float">
            <text:p>-83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7" calcext:value-type="float">
            <text:p>-87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6" calcext:value-type="float">
            <text:p>-86</text:p>
          </table:table-cell>
          <table:table-cell table:number-columns-repeated="2"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89" calcext:value-type="float">
            <text:p>-89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101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__7" table:style-name="ta2">
        <table:table-column table:style-name="co7" table:number-columns-repeated="11" table:default-cell-style-name="ce1"/>
        <table:table-column table:style-name="co4" table:number-columns-repeated="1013" table:default-cell-style-name="ce1"/>
        <table:table-row table:style-name="ro3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----------------------------------------</text:p>
          </table:table-cell>
          <table:table-cell table:style-name="ce3" office:value-type="string" calcext:value-type="string">
            <text:p>Channel RSSI '-115'</text:p>
          </table:table-cell>
          <table:table-cell table:style-name="ce3" office:value-type="string" calcext:value-type="string">
            <text:p>Channel RSSI '-109'</text:p>
          </table:table-cell>
          <table:table-cell table:style-name="ce3" office:value-type="string" calcext:value-type="string">
            <text:p>Channel RSSI '-114'</text:p>
          </table:table-cell>
          <table:table-cell table:style-name="ce3" office:value-type="string" calcext:value-type="string">
            <text:p>Channel RSSI '-108'</text:p>
          </table:table-cell>
          <table:table-cell table:style-name="ce3" office:value-type="string" calcext:value-type="string">
            <text:p>Channel RSSI '-111'</text:p>
          </table:table-cell>
          <table:table-cell table:style-name="ce3" office:value-type="string" calcext:value-type="string">
            <text:p>Channel RSSI '-107'</text:p>
          </table:table-cell>
          <table:table-cell table:style-name="ce3" office:value-type="string" calcext:value-type="string">
            <text:p>Channel RSSI '-110'</text:p>
          </table:table-cell>
          <table:table-cell table:style-name="ce3" office:value-type="string" calcext:value-type="string">
            <text:p>Channel RSSI '-109'</text:p>
          </table:table-cell>
          <table:table-cell table:number-columns-repeated="2" table:style-name="ce3" office:value-type="string" calcext:value-type="string">
            <text:p>Channel RSSI '-108'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70" calcext:value-type="float">
            <text:p>-70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66" calcext:value-type="float">
            <text:p>-66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51" calcext:value-type="float">
            <text:p>-51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47" calcext:value-type="float">
            <text:p>-47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-56" calcext:value-type="float">
            <text:p>-56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table:number-columns-repeated="4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56" calcext:value-type="float">
            <text:p>-56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56" calcext:value-type="float">
            <text:p>-56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4" calcext:value-type="float">
            <text:p>-54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48" calcext:value-type="float">
            <text:p>-48</text:p>
          </table:table-cell>
          <table:table-cell office:value-type="float" office:value="-54" calcext:value-type="float">
            <text:p>-54</text:p>
          </table:table-cell>
          <table:table-cell table:number-columns-repeated="4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3" calcext:value-type="float">
            <text:p>-53</text:p>
          </table:table-cell>
          <table:table-cell table:number-columns-repeated="4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number-columns-repeated="4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48" calcext:value-type="float">
            <text:p>-48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table:number-columns-repeated="4"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table:number-columns-repeated="4"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-50" calcext:value-type="float">
            <text:p>-50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table:number-columns-repeated="4"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9" calcext:value-type="float">
            <text:p>-59</text:p>
          </table:table-cell>
          <table:table-cell office:value-type="float" office:value="-52" calcext:value-type="float">
            <text:p>-52</text:p>
          </table:table-cell>
          <table:table-cell table:number-columns-repeated="4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-63" calcext:value-type="float">
            <text:p>-63</text:p>
          </table:table-cell>
          <table:table-cell office:value-type="float" office:value="-53" calcext:value-type="float">
            <text:p>-53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-66" calcext:value-type="float">
            <text:p>-66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-52" calcext:value-type="float">
            <text:p>-52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-57" calcext:value-type="float">
            <text:p>-57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-59" calcext:value-type="float">
            <text:p>-59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4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3">
          <table:table-cell office:value-type="float" office:value="58" calcext:value-type="float">
            <text:p>58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7" calcext:value-type="float">
            <text:p>-47</text:p>
          </table:table-cell>
          <table:table-cell office:value-type="float" office:value="-45" calcext:value-type="float">
            <text:p>-45</text:p>
          </table:table-cell>
          <table:table-cell table:number-columns-repeated="1013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3" calcext:value-type="float">
            <text:p>-53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7" calcext:value-type="float">
            <text:p>-47</text:p>
          </table:table-cell>
          <table:table-cell office:value-type="float" office:value="-41" calcext:value-type="float">
            <text:p>-41</text:p>
          </table:table-cell>
          <table:table-cell table:number-columns-repeated="1013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-58" calcext:value-type="float">
            <text:p>-58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-52" calcext:value-type="float">
            <text:p>-52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52" calcext:value-type="float">
            <text:p>-52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3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76" calcext:value-type="float">
            <text:p>76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77" calcext:value-type="float">
            <text:p>77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-57" calcext:value-type="float">
            <text:p>-57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-57" calcext:value-type="float">
            <text:p>-57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7" calcext:value-type="float">
            <text:p>-47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-57" calcext:value-type="float">
            <text:p>-57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88" calcext:value-type="float">
            <text:p>88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-56" calcext:value-type="float">
            <text:p>-56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table:number-columns-repeated="1013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-56" calcext:value-type="float">
            <text:p>-56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1" calcext:value-type="float">
            <text:p>-41</text:p>
          </table:table-cell>
          <table:table-cell table:number-columns-repeated="1013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  <table:table-cell table:number-columns-repeated="1013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-44" calcext:value-type="float">
            <text:p>-44</text:p>
          </table:table-cell>
          <table:table-cell table:number-columns-repeated="1013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s__8" table:style-name="ta2">
        <table:table-column table:style-name="co7" table:number-columns-repeated="11" table:default-cell-style-name="ce1"/>
        <table:table-column table:style-name="co4" table:number-columns-repeated="1013" table:default-cell-style-name="ce1"/>
        <table:table-row table:style-name="ro3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</text:p>
            <text:p>RSSI '-115'</text:p>
          </table:table-cell>
          <table:table-cell office:value-type="string" calcext:value-type="string">
            <text:p>Channel</text:p>
            <text:p>RSSI '-111'</text:p>
          </table:table-cell>
          <table:table-cell office:value-type="string" calcext:value-type="string">
            <text:p>Channel</text:p>
            <text:p>RSSI '-115'</text:p>
          </table:table-cell>
          <table:table-cell office:value-type="string" calcext:value-type="string">
            <text:p>Channel</text:p>
            <text:p>RSSI '-108'</text:p>
          </table:table-cell>
          <table:table-cell office:value-type="string" calcext:value-type="string">
            <text:p>Channel</text:p>
            <text:p>RSSI '-111'</text:p>
          </table:table-cell>
          <table:table-cell office:value-type="string" calcext:value-type="string">
            <text:p>Channel</text:p>
            <text:p>RSSI '-107'</text:p>
          </table:table-cell>
          <table:table-cell office:value-type="string" calcext:value-type="string">
            <text:p>Channel</text:p>
            <text:p>RSSI '-111'</text:p>
          </table:table-cell>
          <table:table-cell office:value-type="string" calcext:value-type="string">
            <text:p>Channel</text:p>
            <text:p>RSSI '-107'</text:p>
          </table:table-cell>
          <table:table-cell office:value-type="string" calcext:value-type="string">
            <text:p>Channel</text:p>
            <text:p>RSSI '-108'</text:p>
          </table:table-cell>
          <table:table-cell office:value-type="string" calcext:value-type="string">
            <text:p>Channel</text:p>
            <text:p>RSSI '-108'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59" calcext:value-type="float">
            <text:p>-59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63" calcext:value-type="float">
            <text:p>-63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4"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4"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4"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62" calcext:value-type="float">
            <text:p>-62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-59" calcext:value-type="float">
            <text:p>-59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60" calcext:value-type="float">
            <text:p>-60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59" calcext:value-type="float">
            <text:p>-59</text:p>
          </table:table-cell>
          <table:table-cell office:value-type="float" office:value="-70" calcext:value-type="float">
            <text:p>-70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59" calcext:value-type="float">
            <text:p>-59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65" calcext:value-type="float">
            <text:p>-65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-61" calcext:value-type="float">
            <text:p>-61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54" calcext:value-type="float">
            <text:p>-54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-61" calcext:value-type="float">
            <text:p>-61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8" calcext:value-type="float">
            <text:p>-58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-61" calcext:value-type="float">
            <text:p>-61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9" calcext:value-type="float">
            <text:p>-59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-74" calcext:value-type="float">
            <text:p>-74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-60" calcext:value-type="float">
            <text:p>-60</text:p>
          </table:table-cell>
          <table:table-cell office:value-type="float" office:value="-85" calcext:value-type="float">
            <text:p>-8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office:value-type="float" office:value="-53" calcext:value-type="float">
            <text:p>-53</text:p>
          </table:table-cell>
          <table:table-cell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office:value-type="float" office:value="-53" calcext:value-type="float">
            <text:p>-53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-61" calcext:value-type="float">
            <text:p>-61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51" calcext:value-type="float">
            <text:p>51</text:p>
          </table:table-cell>
          <table:table-cell table:number-columns-repeated="2" office:value-type="float" office:value="-66" calcext:value-type="float">
            <text:p>-6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63" calcext:value-type="float">
            <text:p>-63</text:p>
          </table:table-cell>
          <table:table-cell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office:value-type="float" office:value="-54" calcext:value-type="float">
            <text:p>-54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58" calcext:value-type="float">
            <text:p>-58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53" calcext:value-type="float">
            <text:p>5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office:value-type="float" office:value="-65" calcext:value-type="float">
            <text:p>-65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table:number-columns-repeated="1013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-59" calcext:value-type="float">
            <text:p>-59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0" calcext:value-type="float">
            <text:p>-70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-60" calcext:value-type="float">
            <text:p>-6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-60" calcext:value-type="float">
            <text:p>-60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54" calcext:value-type="float">
            <text:p>-54</text:p>
          </table:table-cell>
          <table:table-cell table:number-columns-repeated="3"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-62" calcext:value-type="float">
            <text:p>-62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-59" calcext:value-type="float">
            <text:p>-59</text:p>
          </table:table-cell>
          <table:table-cell office:value-type="float" office:value="-67" calcext:value-type="float">
            <text:p>-67</text:p>
          </table:table-cell>
          <table:table-cell office:value-type="float" office:value="-57" calcext:value-type="float">
            <text:p>-57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-61" calcext:value-type="float">
            <text:p>-61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-60" calcext:value-type="float">
            <text:p>-60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-61" calcext:value-type="float">
            <text:p>-61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-59" calcext:value-type="float">
            <text:p>-59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table:number-columns-repeated="3" office:value-type="float" office:value="-55" calcext:value-type="float">
            <text:p>-55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-61" calcext:value-type="float">
            <text:p>-61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table:number-columns-repeated="1013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-65" calcext:value-type="float">
            <text:p>-65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table:number-columns-repeated="1013"/>
        </table:table-row>
        <table:table-row table:style-name="ro3">
          <table:table-cell office:value-type="float" office:value="86" calcext:value-type="float">
            <text:p>8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table:number-columns-repeated="1013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table:number-columns-repeated="2"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table:number-columns-repeated="3"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52" calcext:value-type="float">
            <text:p>-52</text:p>
          </table:table-cell>
          <table:table-cell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1" calcext:value-type="float">
            <text:p>-61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table:number-columns-repeated="1013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55" calcext:value-type="float">
            <text:p>-55</text:p>
          </table:table-cell>
          <table:table-cell office:value-type="float" office:value="-65" calcext:value-type="float">
            <text:p>-65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table:number-columns-repeated="1013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s__9" table:style-name="ta2">
        <table:table-column table:style-name="co7" table:number-columns-repeated="11" table:default-cell-style-name="ce1"/>
        <table:table-column table:style-name="co4" table:number-columns-repeated="1013" table:default-cell-style-name="ce1"/>
        <table:table-row table:style-name="ro3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</text:p>
            <text:p>RSSI '-109'</text:p>
          </table:table-cell>
          <table:table-cell office:value-type="string" calcext:value-type="string">
            <text:p>Channel</text:p>
            <text:p>RSSI '-112'</text:p>
          </table:table-cell>
          <table:table-cell office:value-type="string" calcext:value-type="string">
            <text:p>Channel</text:p>
            <text:p>RSSI '-114'</text:p>
          </table:table-cell>
          <table:table-cell office:value-type="string" calcext:value-type="string">
            <text:p>Channel</text:p>
            <text:p>RSSI '-109'</text:p>
          </table:table-cell>
          <table:table-cell office:value-type="string" calcext:value-type="string">
            <text:p>Channel</text:p>
            <text:p>RSSI '-111'</text:p>
          </table:table-cell>
          <table:table-cell office:value-type="string" calcext:value-type="string">
            <text:p>Channel</text:p>
            <text:p>RSSI '-108'</text:p>
          </table:table-cell>
          <table:table-cell office:value-type="string" calcext:value-type="string">
            <text:p>Channel</text:p>
            <text:p>RSSI '-110'</text:p>
          </table:table-cell>
          <table:table-cell office:value-type="string" calcext:value-type="string">
            <text:p>Channel</text:p>
            <text:p>RSSI '-108'</text:p>
          </table:table-cell>
          <table:table-cell office:value-type="string" calcext:value-type="string">
            <text:p>Channel</text:p>
            <text:p>RSSI '-107'</text:p>
          </table:table-cell>
          <table:table-cell office:value-type="string" calcext:value-type="string">
            <text:p>Channel</text:p>
            <text:p>RSSI '-108'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-77" calcext:value-type="float">
            <text:p>-77</text:p>
          </table:table-cell>
          <table:table-cell office:value-type="float" office:value="-56" calcext:value-type="float">
            <text:p>-56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55" calcext:value-type="float">
            <text:p>-55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office:value-type="float" office:value="-71" calcext:value-type="float">
            <text:p>-71</text:p>
          </table:table-cell>
          <table:table-cell office:value-type="float" office:value="-83" calcext:value-type="float">
            <text:p>-83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office:value-type="float" office:value="-73" calcext:value-type="float">
            <text:p>-73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55" calcext:value-type="float">
            <text:p>-55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69" calcext:value-type="float">
            <text:p>-69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76" calcext:value-type="float">
            <text:p>-7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59" calcext:value-type="float">
            <text:p>-5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51" calcext:value-type="float">
            <text:p>-51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57" calcext:value-type="float">
            <text:p>-57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54" calcext:value-type="float">
            <text:p>-5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54" calcext:value-type="float">
            <text:p>-5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51" calcext:value-type="float">
            <text:p>-51</text:p>
          </table:table-cell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54" calcext:value-type="float">
            <text:p>-54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55" calcext:value-type="float">
            <text:p>-55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54" calcext:value-type="float">
            <text:p>-5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0" calcext:value-type="float">
            <text:p>-50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54" calcext:value-type="float">
            <text:p>-5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70" calcext:value-type="float">
            <text:p>-70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59" calcext:value-type="float">
            <text:p>-59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-74" calcext:value-type="float">
            <text:p>-74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56" calcext:value-type="float">
            <text:p>-56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5" calcext:value-type="float">
            <text:p>-65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70" calcext:value-type="float">
            <text:p>-7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3" calcext:value-type="float">
            <text:p>-63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66" calcext:value-type="float">
            <text:p>-66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71" calcext:value-type="float">
            <text:p>-71</text:p>
          </table:table-cell>
          <table:table-cell office:value-type="float" office:value="-57" calcext:value-type="float">
            <text:p>-57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57" calcext:value-type="float">
            <text:p>-57</text:p>
          </table:table-cell>
          <table:table-cell office:value-type="float" office:value="-72" calcext:value-type="float">
            <text:p>-72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71" calcext:value-type="float">
            <text:p>-71</text:p>
          </table:table-cell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-69" calcext:value-type="float">
            <text:p>-69</text:p>
          </table:table-cell>
          <table:table-cell office:value-type="float" office:value="-77" calcext:value-type="float">
            <text:p>-77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-70" calcext:value-type="float">
            <text:p>-70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73" calcext:value-type="float">
            <text:p>-73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68" calcext:value-type="float">
            <text:p>-68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72" calcext:value-type="float">
            <text:p>-72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-65" calcext:value-type="float">
            <text:p>-65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59" calcext:value-type="float">
            <text:p>-59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67" calcext:value-type="float">
            <text:p>-67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63" calcext:value-type="float">
            <text:p>-63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table:number-columns-repeated="3"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table:number-columns-repeated="1013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58" calcext:value-type="float">
            <text:p>-58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office:value-type="float" office:value="-62" calcext:value-type="float">
            <text:p>-62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table:number-columns-repeated="1013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58" calcext:value-type="float">
            <text:p>-58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73" calcext:value-type="float">
            <text:p>-73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-70" calcext:value-type="float">
            <text:p>-70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office:value-type="float" office:value="-61" calcext:value-type="float">
            <text:p>-61</text:p>
          </table:table-cell>
          <table:table-cell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  <table:table-cell office:value-type="float" office:value="-62" calcext:value-type="float">
            <text:p>-62</text:p>
          </table:table-cell>
          <table:table-cell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office:value-type="float" office:value="-53" calcext:value-type="float">
            <text:p>-53</text:p>
          </table:table-cell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table:number-columns-repeated="1013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57" calcext:value-type="float">
            <text:p>-57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table:number-columns-repeated="1013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6" calcext:value-type="float">
            <text:p>-56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table:number-columns-repeated="1013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office:value-type="float" office:value="-63" calcext:value-type="float">
            <text:p>-63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61" calcext:value-type="float">
            <text:p>-61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59" calcext:value-type="float">
            <text:p>-59</text:p>
          </table:table-cell>
          <table:table-cell office:value-type="float" office:value="-55" calcext:value-type="float">
            <text:p>-55</text:p>
          </table:table-cell>
          <table:table-cell office:value-type="float" office:value="-62" calcext:value-type="float">
            <text:p>-62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number-columns-repeated="1013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3" calcext:value-type="float">
            <text:p>-7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-71" calcext:value-type="float">
            <text:p>-71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table:number-columns-repeated="1013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-80" calcext:value-type="float">
            <text:p>-80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table:number-columns-repeated="1013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office:value-type="float" office:value="-56" calcext:value-type="float">
            <text:p>-56</text:p>
          </table:table-cell>
          <table:table-cell office:value-type="float" office:value="-64" calcext:value-type="float">
            <text:p>-64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-66" calcext:value-type="float">
            <text:p>-66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-75" calcext:value-type="float">
            <text:p>-75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-59" calcext:value-type="float">
            <text:p>-59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-72" calcext:value-type="float">
            <text:p>-7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64" calcext:value-type="float">
            <text:p>-64</text:p>
          </table:table-cell>
          <table:table-cell office:value-type="float" office:value="-51" calcext:value-type="float">
            <text:p>-51</text:p>
          </table:table-cell>
          <table:table-cell table:number-columns-repeated="1013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2" calcext:value-type="float">
            <text:p>-52</text:p>
          </table:table-cell>
          <table:table-cell table:number-columns-repeated="1013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-72" calcext:value-type="float">
            <text:p>-72</text:p>
          </table:table-cell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-60" calcext:value-type="float">
            <text:p>-60</text:p>
          </table:table-cell>
          <table:table-cell table:number-columns-repeated="1014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s__10" table:style-name="ta2">
        <table:table-column table:style-name="co7" table:number-columns-repeated="11" table:default-cell-style-name="ce1"/>
        <table:table-column table:style-name="co4" table:number-columns-repeated="1013" table:default-cell-style-name="ce1"/>
        <table:table-row table:style-name="ro3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</text:p>
            <text:p>RSSI '-113'</text:p>
          </table:table-cell>
          <table:table-cell office:value-type="string" calcext:value-type="string">
            <text:p>Channel</text:p>
            <text:p>RSSI '-111'</text:p>
          </table:table-cell>
          <table:table-cell office:value-type="string" calcext:value-type="string">
            <text:p>Channel</text:p>
            <text:p>RSSI '-115'</text:p>
          </table:table-cell>
          <table:table-cell office:value-type="string" calcext:value-type="string">
            <text:p>Channel</text:p>
            <text:p>RSSI '-108'</text:p>
          </table:table-cell>
          <table:table-cell office:value-type="string" calcext:value-type="string">
            <text:p>Channel</text:p>
            <text:p>RSSI '-110'</text:p>
          </table:table-cell>
          <table:table-cell office:value-type="string" calcext:value-type="string">
            <text:p>Channel</text:p>
            <text:p>RSSI '-108'</text:p>
          </table:table-cell>
          <table:table-cell office:value-type="string" calcext:value-type="string">
            <text:p>Channel</text:p>
            <text:p>RSSI '-110'</text:p>
          </table:table-cell>
          <table:table-cell office:value-type="string" calcext:value-type="string">
            <text:p>Channel</text:p>
            <text:p>RSSI '-108'</text:p>
          </table:table-cell>
          <table:table-cell office:value-type="string" calcext:value-type="string">
            <text:p>Channel</text:p>
            <text:p>RSSI '-107'</text:p>
          </table:table-cell>
          <table:table-cell office:value-type="string" calcext:value-type="string">
            <text:p>Channel</text:p>
            <text:p>RSSI '-107'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64" calcext:value-type="float">
            <text:p>-64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75" calcext:value-type="float">
            <text:p>-75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-73" calcext:value-type="float">
            <text:p>-73</text:p>
          </table:table-cell>
          <table:table-cell office:value-type="float" office:value="-80" calcext:value-type="float">
            <text:p>-8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9" calcext:value-type="float">
            <text:p>-79</text:p>
          </table:table-cell>
          <table:table-cell office:value-type="float" office:value="-69" calcext:value-type="float">
            <text:p>-69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3"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75" calcext:value-type="float">
            <text:p>-75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-81" calcext:value-type="float">
            <text:p>-81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table:number-columns-repeated="2"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table:number-columns-repeated="3" office:value-type="float" office:value="-64" calcext:value-type="float">
            <text:p>-6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70" calcext:value-type="float">
            <text:p>-70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-82" calcext:value-type="float">
            <text:p>-82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73" calcext:value-type="float">
            <text:p>-73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71" calcext:value-type="float">
            <text:p>-71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-82" calcext:value-type="float">
            <text:p>-82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-81" calcext:value-type="float">
            <text:p>-81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-83" calcext:value-type="float">
            <text:p>-83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-82" calcext:value-type="float">
            <text:p>-82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-76" calcext:value-type="float">
            <text:p>-7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67" calcext:value-type="float">
            <text:p>-67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-67" calcext:value-type="float">
            <text:p>-67</text:p>
          </table:table-cell>
          <table:table-cell office:value-type="float" office:value="-84" calcext:value-type="float">
            <text:p>-84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-69" calcext:value-type="float">
            <text:p>-69</text:p>
          </table:table-cell>
          <table:table-cell office:value-type="float" office:value="-81" calcext:value-type="float">
            <text:p>-81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-69" calcext:value-type="float">
            <text:p>-69</text:p>
          </table:table-cell>
          <table:table-cell office:value-type="float" office:value="-78" calcext:value-type="float">
            <text:p>-78</text:p>
          </table:table-cell>
          <table:table-cell office:value-type="float" office:value="-68" calcext:value-type="float">
            <text:p>-68</text:p>
          </table:table-cell>
          <table:table-cell office:value-type="float" office:value="-75" calcext:value-type="float">
            <text:p>-75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-69" calcext:value-type="float">
            <text:p>-69</text:p>
          </table:table-cell>
          <table:table-cell office:value-type="float" office:value="-83" calcext:value-type="float">
            <text:p>-83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-68" calcext:value-type="float">
            <text:p>-68</text:p>
          </table:table-cell>
          <table:table-cell office:value-type="float" office:value="-85" calcext:value-type="float">
            <text:p>-85</text:p>
          </table:table-cell>
          <table:table-cell office:value-type="float" office:value="-67" calcext:value-type="float">
            <text:p>-67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71" calcext:value-type="float">
            <text:p>71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74" calcext:value-type="float">
            <text:p>7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59" calcext:value-type="float">
            <text:p>-59</text:p>
          </table:table-cell>
          <table:table-cell table:number-columns-repeated="1013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-66" calcext:value-type="float">
            <text:p>-66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78" calcext:value-type="float">
            <text:p>-78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table:number-columns-repeated="1013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3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87" calcext:value-type="float">
            <text:p>8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81" calcext:value-type="float">
            <text:p>-8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6" calcext:value-type="float">
            <text:p>-76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74" calcext:value-type="float">
            <text:p>-74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3"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95" calcext:value-type="float">
            <text:p>9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table:number-columns-repeated="1013"/>
        </table:table-row>
        <table:table-row table:style-name="ro3">
          <table:table-cell office:value-type="float" office:value="96" calcext:value-type="float">
            <text:p>9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4" calcext:value-type="float">
            <text:p>-6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-73" calcext:value-type="float">
            <text:p>-73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4"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7" calcext:value-type="float">
            <text:p>-67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1013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s__11" table:style-name="ta2">
        <table:table-column table:style-name="co7" table:number-columns-repeated="11" table:default-cell-style-name="ce1"/>
        <table:table-column table:style-name="co4" table:number-columns-repeated="1013" table:default-cell-style-name="ce1"/>
        <table:table-row table:style-name="ro3">
          <table:table-cell/>
          <table:table-cell office:value-type="string" calcext:value-type="string">
            <text:p>Modo 1</text:p>
          </table:table-cell>
          <table:table-cell office:value-type="string" calcext:value-type="string">
            <text:p>Modo 2</text:p>
          </table:table-cell>
          <table:table-cell office:value-type="string" calcext:value-type="string">
            <text:p>Modo 3</text:p>
          </table:table-cell>
          <table:table-cell office:value-type="string" calcext:value-type="string">
            <text:p><text:s/>Modo 4</text:p>
          </table:table-cell>
          <table:table-cell office:value-type="string" calcext:value-type="string">
            <text:p>Modo 5</text:p>
          </table:table-cell>
          <table:table-cell office:value-type="string" calcext:value-type="string">
            <text:p>Modo 6</text:p>
          </table:table-cell>
          <table:table-cell office:value-type="string" calcext:value-type="string">
            <text:p>Modo 7</text:p>
          </table:table-cell>
          <table:table-cell office:value-type="string" calcext:value-type="string">
            <text:p>Modo 8</text:p>
          </table:table-cell>
          <table:table-cell office:value-type="string" calcext:value-type="string">
            <text:p>Modo 9</text:p>
          </table:table-cell>
          <table:table-cell office:value-type="string" calcext:value-type="string">
            <text:p>Modo 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office:value-type="string" calcext:value-type="string">
            <text:p>Channel</text:p>
            <text:p>RSSI '-116'</text:p>
          </table:table-cell>
          <table:table-cell office:value-type="string" calcext:value-type="string">
            <text:p>Channel</text:p>
            <text:p>RSSI '-111'</text:p>
          </table:table-cell>
          <table:table-cell office:value-type="string" calcext:value-type="string">
            <text:p>Channel</text:p>
            <text:p>RSSI '-115'</text:p>
          </table:table-cell>
          <table:table-cell office:value-type="string" calcext:value-type="string">
            <text:p>Channel</text:p>
            <text:p>RSSI '-109'</text:p>
          </table:table-cell>
          <table:table-cell office:value-type="string" calcext:value-type="string">
            <text:p>Channel</text:p>
            <text:p>RSSI '-110'</text:p>
          </table:table-cell>
          <table:table-cell office:value-type="string" calcext:value-type="string">
            <text:p>Channel</text:p>
            <text:p>RSSI '-109'</text:p>
          </table:table-cell>
          <table:table-cell office:value-type="string" calcext:value-type="string">
            <text:p>Channel</text:p>
            <text:p>RSSI '-111'</text:p>
          </table:table-cell>
          <table:table-cell office:value-type="string" calcext:value-type="string">
            <text:p>Channel</text:p>
            <text:p>RSSI '-107'</text:p>
          </table:table-cell>
          <table:table-cell office:value-type="string" calcext:value-type="string">
            <text:p>Channel</text:p>
            <text:p>RSSI '-108'</text:p>
          </table:table-cell>
          <table:table-cell office:value-type="string" calcext:value-type="string">
            <text:p>Channel</text:p>
            <text:p>RSSI '-108'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62" calcext:value-type="float">
            <text:p>-62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68" calcext:value-type="float">
            <text:p>-68</text:p>
          </table:table-cell>
          <table:table-cell office:value-type="float" office:value="-73" calcext:value-type="float">
            <text:p>-73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66" calcext:value-type="float">
            <text:p>-66</text:p>
          </table:table-cell>
          <table:table-cell office:value-type="float" office:value="-73" calcext:value-type="float">
            <text:p>-73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-77" calcext:value-type="float">
            <text:p>-77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-66" calcext:value-type="float">
            <text:p>-66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-66" calcext:value-type="float">
            <text:p>-66</text:p>
          </table:table-cell>
          <table:table-cell office:value-type="float" office:value="-75" calcext:value-type="float">
            <text:p>-75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-67" calcext:value-type="float">
            <text:p>-67</text:p>
          </table:table-cell>
          <table:table-cell office:value-type="float" office:value="-75" calcext:value-type="float">
            <text:p>-75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table:number-columns-repeated="3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-68" calcext:value-type="float">
            <text:p>-68</text:p>
          </table:table-cell>
          <table:table-cell office:value-type="float" office:value="-82" calcext:value-type="float">
            <text:p>-8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3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5" calcext:value-type="float">
            <text:p>-65</text:p>
          </table:table-cell>
          <table:table-cell table:number-columns-repeated="3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table:number-columns-repeated="3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-67" calcext:value-type="float">
            <text:p>-67</text:p>
          </table:table-cell>
          <table:table-cell office:value-type="float" office:value="-74" calcext:value-type="float">
            <text:p>-74</text:p>
          </table:table-cell>
          <table:table-cell office:value-type="float" office:value="-62" calcext:value-type="float">
            <text:p>-62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-67" calcext:value-type="float">
            <text:p>-67</text:p>
          </table:table-cell>
          <table:table-cell office:value-type="float" office:value="-74" calcext:value-type="float">
            <text:p>-74</text:p>
          </table:table-cell>
          <table:table-cell office:value-type="float" office:value="-62" calcext:value-type="float">
            <text:p>-62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-62" calcext:value-type="float">
            <text:p>-62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74" calcext:value-type="float">
            <text:p>-74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4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47" calcext:value-type="float">
            <text:p>4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5" office:value-type="float" office:value="-65" calcext:value-type="float">
            <text:p>-65</text:p>
          </table:table-cell>
          <table:table-cell table:number-columns-repeated="2"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-67" calcext:value-type="float">
            <text:p>-67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55" calcext:value-type="float">
            <text:p>55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4"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-66" calcext:value-type="float">
            <text:p>-66</text:p>
          </table:table-cell>
          <table:table-cell office:value-type="float" office:value="-76" calcext:value-type="float">
            <text:p>-76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58" calcext:value-type="float">
            <text:p>5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59" calcext:value-type="float">
            <text:p>5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-65" calcext:value-type="float">
            <text:p>-65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  <table:table-cell table:number-columns-repeated="3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8" calcext:value-type="float">
            <text:p>-68</text:p>
          </table:table-cell>
          <table:table-cell table:number-columns-repeated="3"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-65" calcext:value-type="float">
            <text:p>-65</text:p>
          </table:table-cell>
          <table:table-cell office:value-type="float" office:value="-73" calcext:value-type="float">
            <text:p>-73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-65" calcext:value-type="float">
            <text:p>-65</text:p>
          </table:table-cell>
          <table:table-cell office:value-type="float" office:value="-76" calcext:value-type="float">
            <text:p>-76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66" calcext:value-type="float">
            <text:p>66</text:p>
          </table:table-cell>
          <table:table-cell table:number-columns-repeated="3"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5" calcext:value-type="float">
            <text:p>-55</text:p>
          </table:table-cell>
          <table:table-cell table:number-columns-repeated="1013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68" calcext:value-type="float">
            <text:p>68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6" calcext:value-type="float">
            <text:p>-66</text:p>
          </table:table-cell>
          <table:table-cell table:number-columns-repeated="1013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-65" calcext:value-type="float">
            <text:p>-65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4"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-67" calcext:value-type="float">
            <text:p>-67</text:p>
          </table:table-cell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79" calcext:value-type="float">
            <text:p>-79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77" calcext:value-type="float">
            <text:p>77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74" calcext:value-type="float">
            <text:p>-7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78" calcext:value-type="float">
            <text:p>7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77" calcext:value-type="float">
            <text:p>-77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-67" calcext:value-type="float">
            <text:p>-67</text:p>
          </table:table-cell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-68" calcext:value-type="float">
            <text:p>-68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-66" calcext:value-type="float">
            <text:p>-66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-67" calcext:value-type="float">
            <text:p>-67</text:p>
          </table:table-cell>
          <table:table-cell office:value-type="float" office:value="-76" calcext:value-type="float">
            <text:p>-76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-66" calcext:value-type="float">
            <text:p>-66</text:p>
          </table:table-cell>
          <table:table-cell office:value-type="float" office:value="-76" calcext:value-type="float">
            <text:p>-76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-66" calcext:value-type="float">
            <text:p>-66</text:p>
          </table:table-cell>
          <table:table-cell office:value-type="float" office:value="-77" calcext:value-type="float">
            <text:p>-77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-66" calcext:value-type="float">
            <text:p>-66</text:p>
          </table:table-cell>
          <table:table-cell office:value-type="float" office:value="-76" calcext:value-type="float">
            <text:p>-76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9" calcext:value-type="float">
            <text:p>-69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-74" calcext:value-type="float">
            <text:p>-74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9" calcext:value-type="float">
            <text:p>-69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table:number-columns-repeated="3" office:value-type="float" office:value="-63" calcext:value-type="float">
            <text:p>-6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-73" calcext:value-type="float">
            <text:p>-73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table:number-columns-repeated="3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table:number-columns-repeated="1013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63" calcext:value-type="float">
            <text:p>-63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3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8" calcext:value-type="float">
            <text:p>-58</text:p>
          </table:table-cell>
          <table:table-cell table:number-columns-repeated="1013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dia_e_grafici" table:style-name="ta1">
        <table:shapes>
          <draw:frame draw:z-index="0" draw:name="Grafico 1" draw:style-name="gr1" svg:width="453.51pt" svg:height="255.09pt" svg:x="1168.13pt" svg:y="410.12pt">
            <draw:object draw:notify-on-update-of-ranges="media_e_grafici.A2:media_e_grafici.A8 media_e_grafici.B1:media_e_grafici.B1 media_e_grafici.B2:media_e_grafici.B8 media_e_grafici.D1:media_e_grafici.D1 media_e_grafici.D2:media_e_grafici.D8 media_e_grafici.E1:media_e_grafici.E1 media_e_grafici.E2:media_e_grafici.E8 media_e_grafici.F1:media_e_grafici.F1 media_e_grafici.F2:media_e_grafici.F8 media_e_grafici.G1:media_e_grafici.G1 media_e_grafici.G2:media_e_grafici.G8 media_e_grafici.H1:media_e_grafici.H1 media_e_grafici.H2:media_e_grafici.H8 media_e_grafici.I1:media_e_grafici.I1 media_e_grafici.I2:media_e_grafici.I8 media_e_grafici.J1:media_e_grafici.J1 media_e_grafici.J2:media_e_grafici.J8 media_e_grafici.K1:media_e_grafici.K1 media_e_grafici.K2:media_e_grafici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4" table:default-cell-style-name="ce1"/>
        <table:table-column table:style-name="co8" table:default-cell-style-name="ce1"/>
        <table:table-column table:style-name="co5" table:number-columns-repeated="6" table:default-cell-style-name="ce1"/>
        <table:table-column table:style-name="co2" table:number-columns-repeated="15" table:default-cell-style-name="ce1"/>
        <table:table-column table:style-name="co3" table:number-columns-repeated="997" table:default-cell-style-name="ce1"/>
        <table:table-column table:style-name="co4" table:default-cell-style-name="ce1"/>
        <table:table-row table:style-name="ro1">
          <table:table-cell table:style-name="ce4"/>
          <table:table-cell table:style-name="ce4" office:value-type="string" calcext:value-type="string">
            <text:p>Modo 1</text:p>
          </table:table-cell>
          <table:table-cell table:style-name="ce4" office:value-type="string" calcext:value-type="string">
            <text:p>Modo 2</text:p>
          </table:table-cell>
          <table:table-cell table:style-name="ce4" office:value-type="string" calcext:value-type="string">
            <text:p>Modo 3</text:p>
          </table:table-cell>
          <table:table-cell table:style-name="ce4" office:value-type="string" calcext:value-type="string">
            <text:p><text:s/>Modo 4</text:p>
          </table:table-cell>
          <table:table-cell table:style-name="ce4" office:value-type="string" calcext:value-type="string">
            <text:p>Modo 5</text:p>
          </table:table-cell>
          <table:table-cell table:style-name="ce4" office:value-type="string" calcext:value-type="string">
            <text:p>Modo 6</text:p>
          </table:table-cell>
          <table:table-cell table:style-name="ce4" office:value-type="string" calcext:value-type="string">
            <text:p>Modo 7</text:p>
          </table:table-cell>
          <table:table-cell table:style-name="ce4" office:value-type="string" calcext:value-type="string">
            <text:p>Modo 8</text:p>
          </table:table-cell>
          <table:table-cell table:style-name="ce4" office:value-type="string" calcext:value-type="string">
            <text:p>Modo 9</text:p>
          </table:table-cell>
          <table:table-cell table:style-name="ce4" office:value-type="string" calcext:value-type="string">
            <text:p>Modo 1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s. 1</text:p>
          </table:table-cell>
          <table:table-cell table:style-name="ce5" table:formula="of:=AVERAGE([pos__1.B$3:.B$102])" office:value-type="float" office:value="-76.38" calcext:value-type="float">
            <text:p>-76.38</text:p>
          </table:table-cell>
          <table:table-cell table:style-name="ce5" table:formula="of:=AVERAGE([pos__1.C$3:.C$102])" office:value-type="float" office:value="-76.62" calcext:value-type="float">
            <text:p>-76.62</text:p>
          </table:table-cell>
          <table:table-cell table:style-name="ce5" table:formula="of:=AVERAGE([pos__1.D$3:.D$102])" office:value-type="float" office:value="-67.29" calcext:value-type="float">
            <text:p>-67.29</text:p>
          </table:table-cell>
          <table:table-cell table:style-name="ce5" table:formula="of:=AVERAGE([pos__1.E$3:.E$102])" office:value-type="float" office:value="-73.07" calcext:value-type="float">
            <text:p>-73.07</text:p>
          </table:table-cell>
          <table:table-cell table:style-name="ce5" table:formula="of:=AVERAGE([pos__1.F$3:.F$102])" office:value-type="float" office:value="-77.77" calcext:value-type="float">
            <text:p>-77.77</text:p>
          </table:table-cell>
          <table:table-cell table:style-name="ce5" table:formula="of:=AVERAGE([pos__1.G$3:.G$102])" office:value-type="float" office:value="-82.38" calcext:value-type="float">
            <text:p>-82.38</text:p>
          </table:table-cell>
          <table:table-cell table:style-name="ce5" table:formula="of:=AVERAGE([pos__1.H$3:.H$102])" office:value-type="float" office:value="-84.8" calcext:value-type="float">
            <text:p>-84.80</text:p>
          </table:table-cell>
          <table:table-cell table:style-name="ce5" table:formula="of:=AVERAGE([pos__1.I$3:.I$102])" office:value-type="float" office:value="-83.94" calcext:value-type="float">
            <text:p>-83.94</text:p>
          </table:table-cell>
          <table:table-cell table:style-name="ce5" table:formula="of:=AVERAGE([pos__1.J$3:.J$102])" office:value-type="float" office:value="-82.55" calcext:value-type="float">
            <text:p>-82.55</text:p>
          </table:table-cell>
          <table:table-cell table:style-name="ce5" table:formula="of:=AVERAGE([pos__1.K$3:.K$102])" office:value-type="float" office:value="-72.1" calcext:value-type="float">
            <text:p>-72.1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s. 2</text:p>
          </table:table-cell>
          <table:table-cell table:style-name="ce5" table:formula="of:=AVERAGE([pos__2.B$3:.B$102])" office:value-type="float" office:value="-75.95" calcext:value-type="float">
            <text:p>-75.95</text:p>
          </table:table-cell>
          <table:table-cell table:style-name="ce5" table:formula="of:=AVERAGE([pos__2.C$3:.C$102])" office:value-type="float" office:value="-73.35" calcext:value-type="float">
            <text:p>-73.35</text:p>
          </table:table-cell>
          <table:table-cell table:style-name="ce5" table:formula="of:=AVERAGE([pos__2.D$3:.D$102])" office:value-type="float" office:value="-67.89" calcext:value-type="float">
            <text:p>-67.89</text:p>
          </table:table-cell>
          <table:table-cell table:style-name="ce5" table:formula="of:=AVERAGE([pos__2.E$3:.E$102])" office:value-type="float" office:value="-71.02" calcext:value-type="float">
            <text:p>-71.02</text:p>
          </table:table-cell>
          <table:table-cell table:style-name="ce5" table:formula="of:=AVERAGE([pos__2.F$3:.F$102])" office:value-type="float" office:value="-68.38" calcext:value-type="float">
            <text:p>-68.38</text:p>
          </table:table-cell>
          <table:table-cell table:style-name="ce5" table:formula="of:=AVERAGE([pos__2.G$3:.G$102])" office:value-type="float" office:value="-69.09" calcext:value-type="float">
            <text:p>-69.09</text:p>
          </table:table-cell>
          <table:table-cell table:style-name="ce5" table:formula="of:=AVERAGE([pos__2.H$3:.H$102])" office:value-type="float" office:value="-69.75" calcext:value-type="float">
            <text:p>-69.75</text:p>
          </table:table-cell>
          <table:table-cell table:style-name="ce5" table:formula="of:=AVERAGE([pos__2.I$3:.I$102])" office:value-type="float" office:value="-69.04" calcext:value-type="float">
            <text:p>-69.04</text:p>
          </table:table-cell>
          <table:table-cell table:style-name="ce5" table:formula="of:=AVERAGE([pos__2.J$3:.J$102])" office:value-type="float" office:value="-69.42" calcext:value-type="float">
            <text:p>-69.42</text:p>
          </table:table-cell>
          <table:table-cell table:style-name="ce5" table:formula="of:=AVERAGE([pos__2.K$3:.K$102])" office:value-type="float" office:value="-64.87" calcext:value-type="float">
            <text:p>-64.8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s. 3</text:p>
          </table:table-cell>
          <table:table-cell table:style-name="ce5" table:formula="of:=AVERAGE([pos__3.B$3:.B$102])" office:value-type="float" office:value="-66.3" calcext:value-type="float">
            <text:p>-66.30</text:p>
          </table:table-cell>
          <table:table-cell table:style-name="ce5" table:formula="of:=AVERAGE([pos__3.C$3:.C$102])" office:value-type="float" office:value="-64.7" calcext:value-type="float">
            <text:p>-64.70</text:p>
          </table:table-cell>
          <table:table-cell table:style-name="ce5" table:formula="of:=AVERAGE([pos__3.D$3:.D$102])" office:value-type="float" office:value="-60.16" calcext:value-type="float">
            <text:p>-60.16</text:p>
          </table:table-cell>
          <table:table-cell table:style-name="ce5" table:formula="of:=AVERAGE([pos__3.E$3:.E$102])" office:value-type="float" office:value="-63.47" calcext:value-type="float">
            <text:p>-63.47</text:p>
          </table:table-cell>
          <table:table-cell table:style-name="ce5" table:formula="of:=AVERAGE([pos__3.F$3:.F$102])" office:value-type="float" office:value="-61.34" calcext:value-type="float">
            <text:p>-61.34</text:p>
          </table:table-cell>
          <table:table-cell table:style-name="ce5" table:formula="of:=AVERAGE([pos__3.G$3:.G$102])" office:value-type="float" office:value="-63.01" calcext:value-type="float">
            <text:p>-63.01</text:p>
          </table:table-cell>
          <table:table-cell table:style-name="ce5" table:formula="of:=AVERAGE([pos__3.H$3:.H$102])" office:value-type="float" office:value="-60.49" calcext:value-type="float">
            <text:p>-60.49</text:p>
          </table:table-cell>
          <table:table-cell table:style-name="ce5" table:formula="of:=AVERAGE([pos__3.I$3:.I$102])" office:value-type="float" office:value="-61.09" calcext:value-type="float">
            <text:p>-61.09</text:p>
          </table:table-cell>
          <table:table-cell table:style-name="ce5" table:formula="of:=AVERAGE([pos__3.J$3:.J$102])" office:value-type="float" office:value="-58.16" calcext:value-type="float">
            <text:p>-58.16</text:p>
          </table:table-cell>
          <table:table-cell table:style-name="ce5" table:formula="of:=AVERAGE([pos__3.K$3:.K$102])" office:value-type="float" office:value="-53.9" calcext:value-type="float">
            <text:p>-53.9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s. 4</text:p>
          </table:table-cell>
          <table:table-cell table:style-name="ce5" table:formula="of:=AVERAGE([pos__4.B$3:.B$102])" office:value-type="float" office:value="-70.6" calcext:value-type="float">
            <text:p>-70.60</text:p>
          </table:table-cell>
          <table:table-cell table:style-name="ce5" table:formula="of:=AVERAGE([pos__4.C$3:.C$102])" office:value-type="float" office:value="-77" calcext:value-type="float">
            <text:p>-77.00</text:p>
          </table:table-cell>
          <table:table-cell table:style-name="ce5" table:formula="of:=AVERAGE([pos__4.D$3:.D$102])" office:value-type="float" office:value="-72.15" calcext:value-type="float">
            <text:p>-72.15</text:p>
          </table:table-cell>
          <table:table-cell table:style-name="ce5" table:formula="of:=AVERAGE([pos__4.E$3:.E$102])" office:value-type="float" office:value="-72.22" calcext:value-type="float">
            <text:p>-72.22</text:p>
          </table:table-cell>
          <table:table-cell table:style-name="ce5" table:formula="of:=AVERAGE([pos__4.F$3:.F$102])" office:value-type="float" office:value="-68.55" calcext:value-type="float">
            <text:p>-68.55</text:p>
          </table:table-cell>
          <table:table-cell table:style-name="ce5" table:formula="of:=AVERAGE([pos__4.G$3:.G$102])" office:value-type="float" office:value="-67.15" calcext:value-type="float">
            <text:p>-67.15</text:p>
          </table:table-cell>
          <table:table-cell table:style-name="ce5" table:formula="of:=AVERAGE([pos__4.H$3:.H$102])" office:value-type="float" office:value="-69.87" calcext:value-type="float">
            <text:p>-69.87</text:p>
          </table:table-cell>
          <table:table-cell table:style-name="ce5" table:formula="of:=AVERAGE([pos__4.I$3:.I$102])" office:value-type="float" office:value="-70.51" calcext:value-type="float">
            <text:p>-70.51</text:p>
          </table:table-cell>
          <table:table-cell table:style-name="ce5" table:formula="of:=AVERAGE([pos__4.J$3:.J$102])" office:value-type="float" office:value="-69.73" calcext:value-type="float">
            <text:p>-69.73</text:p>
          </table:table-cell>
          <table:table-cell table:style-name="ce5" table:formula="of:=AVERAGE([pos__4.K$3:.K$102])" office:value-type="float" office:value="-67.11" calcext:value-type="float">
            <text:p>-67.1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s. 5</text:p>
          </table:table-cell>
          <table:table-cell table:style-name="ce5" table:formula="of:=AVERAGE([pos__5.B$3:.B$102])" office:value-type="float" office:value="-65.29" calcext:value-type="float">
            <text:p>-65.29</text:p>
          </table:table-cell>
          <table:table-cell table:style-name="ce5" table:formula="of:=AVERAGE([pos__5.C$3:.C$102])" office:value-type="float" office:value="-65.06" calcext:value-type="float">
            <text:p>-65.06</text:p>
          </table:table-cell>
          <table:table-cell table:style-name="ce5" table:formula="of:=AVERAGE([pos__5.D$3:.D$102])" office:value-type="float" office:value="-61.78" calcext:value-type="float">
            <text:p>-61.78</text:p>
          </table:table-cell>
          <table:table-cell table:style-name="ce5" table:formula="of:=AVERAGE([pos__5.E$3:.E$102])" office:value-type="float" office:value="-68.3" calcext:value-type="float">
            <text:p>-68.30</text:p>
          </table:table-cell>
          <table:table-cell table:style-name="ce5" table:formula="of:=AVERAGE([pos__5.F$3:.F$102])" office:value-type="float" office:value="-69.25" calcext:value-type="float">
            <text:p>-69.25</text:p>
          </table:table-cell>
          <table:table-cell table:style-name="ce5" table:formula="of:=AVERAGE([pos__5.G$3:.G$102])" office:value-type="float" office:value="-60.33" calcext:value-type="float">
            <text:p>-60.33</text:p>
          </table:table-cell>
          <table:table-cell table:style-name="ce5" table:formula="of:=AVERAGE([pos__5.H$3:.H$102])" office:value-type="float" office:value="-60.48" calcext:value-type="float">
            <text:p>-60.48</text:p>
          </table:table-cell>
          <table:table-cell table:style-name="ce5" table:formula="of:=AVERAGE([pos__5.I$3:.I$102])" office:value-type="float" office:value="-59.47" calcext:value-type="float">
            <text:p>-59.47</text:p>
          </table:table-cell>
          <table:table-cell table:style-name="ce5" table:formula="of:=AVERAGE([pos__5.J$3:.J$102])" office:value-type="float" office:value="-58.71" calcext:value-type="float">
            <text:p>-58.71</text:p>
          </table:table-cell>
          <table:table-cell table:style-name="ce5" table:formula="of:=AVERAGE([pos__5.K$3:.K$102])" office:value-type="float" office:value="-55.35" calcext:value-type="float">
            <text:p>-55.3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s. 6</text:p>
          </table:table-cell>
          <table:table-cell table:style-name="ce5" table:formula="of:=AVERAGE([pos__6.B$3:.B$102])" office:value-type="float" office:value="-80.05" calcext:value-type="float">
            <text:p>-80.05</text:p>
          </table:table-cell>
          <table:table-cell table:style-name="ce5" table:formula="of:=AVERAGE([pos__6.C$3:.C$102])" office:value-type="float" office:value="-81.34" calcext:value-type="float">
            <text:p>-81.34</text:p>
          </table:table-cell>
          <table:table-cell table:style-name="ce5" table:formula="of:=AVERAGE([pos__6.D$3:.D$102])" office:value-type="float" office:value="-76.7" calcext:value-type="float">
            <text:p>-76.70</text:p>
          </table:table-cell>
          <table:table-cell table:style-name="ce5" table:formula="of:=AVERAGE([pos__6.E$3:.E$102])" office:value-type="float" office:value="-77.34" calcext:value-type="float">
            <text:p>-77.34</text:p>
          </table:table-cell>
          <table:table-cell table:style-name="ce5" table:formula="of:=AVERAGE([pos__6.F$3:.F$102])" office:value-type="float" office:value="-75.13" calcext:value-type="float">
            <text:p>-75.13</text:p>
          </table:table-cell>
          <table:table-cell table:style-name="ce5" table:formula="of:=AVERAGE([pos__6.G$3:.G$102])" office:value-type="float" office:value="-73.16" calcext:value-type="float">
            <text:p>-73.16</text:p>
          </table:table-cell>
          <table:table-cell table:style-name="ce5" table:formula="of:=AVERAGE([pos__6.H$3:.H$102])" office:value-type="float" office:value="-72.14" calcext:value-type="float">
            <text:p>-72.14</text:p>
          </table:table-cell>
          <table:table-cell table:style-name="ce5" table:formula="of:=AVERAGE([pos__6.I$3:.I$102])" office:value-type="float" office:value="-72.63" calcext:value-type="float">
            <text:p>-72.63</text:p>
          </table:table-cell>
          <table:table-cell table:style-name="ce5" table:formula="of:=AVERAGE([pos__6.J$3:.J$102])" office:value-type="float" office:value="-74.17" calcext:value-type="float">
            <text:p>-74.17</text:p>
          </table:table-cell>
          <table:table-cell table:style-name="ce5" table:formula="of:=AVERAGE([pos__6.K$3:.K$102])" office:value-type="float" office:value="-77.31" calcext:value-type="float">
            <text:p>-77.3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s. 7</text:p>
          </table:table-cell>
          <table:table-cell table:style-name="ce5" table:formula="of:=AVERAGE([pos__7.B$3:.B$102])" office:value-type="float" office:value="-55.59" calcext:value-type="float">
            <text:p>-55.59</text:p>
          </table:table-cell>
          <table:table-cell table:style-name="ce5" table:formula="of:=AVERAGE([pos__7.C$3:.C$102])" office:value-type="float" office:value="-54.08" calcext:value-type="float">
            <text:p>-54.08</text:p>
          </table:table-cell>
          <table:table-cell table:style-name="ce5" table:formula="of:=AVERAGE([pos__7.D$3:.D$102])" office:value-type="float" office:value="-50.65" calcext:value-type="float">
            <text:p>-50.65</text:p>
          </table:table-cell>
          <table:table-cell table:style-name="ce5" table:formula="of:=AVERAGE([pos__7.E$3:.E$102])" office:value-type="float" office:value="-52.98" calcext:value-type="float">
            <text:p>-52.98</text:p>
          </table:table-cell>
          <table:table-cell table:style-name="ce5" table:formula="of:=AVERAGE([pos__7.F$3:.F$102])" office:value-type="float" office:value="-49.27" calcext:value-type="float">
            <text:p>-49.27</text:p>
          </table:table-cell>
          <table:table-cell table:style-name="ce5" table:formula="of:=AVERAGE([pos__7.G$3:.G$102])" office:value-type="float" office:value="-48.77" calcext:value-type="float">
            <text:p>-48.77</text:p>
          </table:table-cell>
          <table:table-cell table:style-name="ce5" table:formula="of:=AVERAGE([pos__7.H$3:.H$102])" office:value-type="float" office:value="-48.99" calcext:value-type="float">
            <text:p>-48.99</text:p>
          </table:table-cell>
          <table:table-cell table:style-name="ce5" table:formula="of:=AVERAGE([pos__7.I$3:.I$102])" office:value-type="float" office:value="-49.31" calcext:value-type="float">
            <text:p>-49.31</text:p>
          </table:table-cell>
          <table:table-cell table:style-name="ce5" table:formula="of:=AVERAGE([pos__7.J$3:.J$102])" office:value-type="float" office:value="-47.44" calcext:value-type="float">
            <text:p>-47.44</text:p>
          </table:table-cell>
          <table:table-cell table:style-name="ce5" table:formula="of:=AVERAGE([pos__7.K$3:.K$102])" office:value-type="float" office:value="-42.79" calcext:value-type="float">
            <text:p>-42.79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pos. 8</text:p>
          </table:table-cell>
          <table:table-cell table:style-name="ce5" table:formula="of:=AVERAGE([pos__8.B$3:.B$102])" office:value-type="float" office:value="-63.3" calcext:value-type="float">
            <text:p>-63.30</text:p>
          </table:table-cell>
          <table:table-cell table:style-name="ce5" table:formula="of:=AVERAGE([pos__8.C$3:.C$102])" office:value-type="float" office:value="-66.36" calcext:value-type="float">
            <text:p>-66.36</text:p>
          </table:table-cell>
          <table:table-cell table:style-name="ce5" table:formula="of:=AVERAGE([pos__8.D$3:.D$102])" office:value-type="float" office:value="-61.68" calcext:value-type="float">
            <text:p>-61.68</text:p>
          </table:table-cell>
          <table:table-cell table:style-name="ce5" table:formula="of:=AVERAGE([pos__8.E$3:.E$102])" office:value-type="float" office:value="-62.38" calcext:value-type="float">
            <text:p>-62.38</text:p>
          </table:table-cell>
          <table:table-cell table:style-name="ce5" table:formula="of:=AVERAGE([pos__8.F$3:.F$102])" office:value-type="float" office:value="-58.18" calcext:value-type="float">
            <text:p>-58.18</text:p>
          </table:table-cell>
          <table:table-cell table:style-name="ce5" table:formula="of:=AVERAGE([pos__8.G$3:.G$102])" office:value-type="float" office:value="-54.58" calcext:value-type="float">
            <text:p>-54.58</text:p>
          </table:table-cell>
          <table:table-cell table:style-name="ce5" table:formula="of:=AVERAGE([pos__8.H$3:.H$102])" office:value-type="float" office:value="-55.11" calcext:value-type="float">
            <text:p>-55.11</text:p>
          </table:table-cell>
          <table:table-cell table:style-name="ce5" table:formula="of:=AVERAGE([pos__8.I$3:.I$102])" office:value-type="float" office:value="-54.33" calcext:value-type="float">
            <text:p>-54.33</text:p>
          </table:table-cell>
          <table:table-cell table:style-name="ce5" table:formula="of:=AVERAGE([pos__8.J$3:.J$102])" office:value-type="float" office:value="-54.96" calcext:value-type="float">
            <text:p>-54.96</text:p>
          </table:table-cell>
          <table:table-cell table:style-name="ce5" table:formula="of:=AVERAGE([pos__8.K$3:.K$102])" office:value-type="float" office:value="-49.86" calcext:value-type="float">
            <text:p>-49.86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pos. 9</text:p>
          </table:table-cell>
          <table:table-cell table:style-name="ce5" table:formula="of:=AVERAGE([pos__9.B$3:.B$102])" office:value-type="float" office:value="-68.75" calcext:value-type="float">
            <text:p>-68.75</text:p>
          </table:table-cell>
          <table:table-cell table:style-name="ce5" table:formula="of:=AVERAGE([pos__9.C$3:.C$102])" office:value-type="float" office:value="-64.97" calcext:value-type="float">
            <text:p>-64.97</text:p>
          </table:table-cell>
          <table:table-cell table:style-name="ce5" table:formula="of:=AVERAGE([pos__9.D$3:.D$102])" office:value-type="float" office:value="-60.85" calcext:value-type="float">
            <text:p>-60.85</text:p>
          </table:table-cell>
          <table:table-cell table:style-name="ce5" table:formula="of:=AVERAGE([pos__9.E$3:.E$102])" office:value-type="float" office:value="-65.55" calcext:value-type="float">
            <text:p>-65.55</text:p>
          </table:table-cell>
          <table:table-cell table:style-name="ce5" table:formula="of:=AVERAGE([pos__9.F$3:.F$102])" office:value-type="float" office:value="-63.89" calcext:value-type="float">
            <text:p>-63.89</text:p>
          </table:table-cell>
          <table:table-cell table:style-name="ce5" table:formula="of:=AVERAGE([pos__9.G$3:.G$102])" office:value-type="float" office:value="-59.49" calcext:value-type="float">
            <text:p>-59.49</text:p>
          </table:table-cell>
          <table:table-cell table:style-name="ce5" table:formula="of:=AVERAGE([pos__9.H$3:.H$102])" office:value-type="float" office:value="-60.79" calcext:value-type="float">
            <text:p>-60.79</text:p>
          </table:table-cell>
          <table:table-cell table:style-name="ce5" table:formula="of:=AVERAGE([pos__9.I$3:.I$102])" office:value-type="float" office:value="-59.51" calcext:value-type="float">
            <text:p>-59.51</text:p>
          </table:table-cell>
          <table:table-cell table:style-name="ce5" table:formula="of:=AVERAGE([pos__9.J$3:.J$102])" office:value-type="float" office:value="-61.96" calcext:value-type="float">
            <text:p>-61.96</text:p>
          </table:table-cell>
          <table:table-cell table:style-name="ce5" table:formula="of:=AVERAGE([pos__9.K$3:.K$102])" office:value-type="float" office:value="-53.7474747474747" calcext:value-type="float">
            <text:p>-53.75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pos. 10</text:p>
          </table:table-cell>
          <table:table-cell table:style-name="ce5" table:formula="of:=AVERAGE([pos__10.B$3:.B$102])" office:value-type="float" office:value="-71.81" calcext:value-type="float">
            <text:p>-71.81</text:p>
          </table:table-cell>
          <table:table-cell table:style-name="ce5" table:formula="of:=AVERAGE([pos__10.C$3:.C$102])" office:value-type="float" office:value="-70.32" calcext:value-type="float">
            <text:p>-70.32</text:p>
          </table:table-cell>
          <table:table-cell table:style-name="ce5" table:formula="of:=AVERAGE([pos__10.D$3:.D$102])" office:value-type="float" office:value="-66.83" calcext:value-type="float">
            <text:p>-66.83</text:p>
          </table:table-cell>
          <table:table-cell table:style-name="ce5" table:formula="of:=AVERAGE([pos__10.E$3:.E$102])" office:value-type="float" office:value="-69.42" calcext:value-type="float">
            <text:p>-69.42</text:p>
          </table:table-cell>
          <table:table-cell table:style-name="ce5" table:formula="of:=AVERAGE([pos__10.F$3:.F$102])" office:value-type="float" office:value="-64.76" calcext:value-type="float">
            <text:p>-64.76</text:p>
          </table:table-cell>
          <table:table-cell table:style-name="ce5" table:formula="of:=AVERAGE([pos__10.G$3:.G$102])" office:value-type="float" office:value="-64.12" calcext:value-type="float">
            <text:p>-64.12</text:p>
          </table:table-cell>
          <table:table-cell table:style-name="ce5" table:formula="of:=AVERAGE([pos__10.H$3:.H$102])" office:value-type="float" office:value="-63.75" calcext:value-type="float">
            <text:p>-63.75</text:p>
          </table:table-cell>
          <table:table-cell table:style-name="ce5" table:formula="of:=AVERAGE([pos__10.I$3:.I$102])" office:value-type="float" office:value="-64.36" calcext:value-type="float">
            <text:p>-64.36</text:p>
          </table:table-cell>
          <table:table-cell table:style-name="ce5" table:formula="of:=AVERAGE([pos__10.J$3:.J$102])" office:value-type="float" office:value="-65.42" calcext:value-type="float">
            <text:p>-65.42</text:p>
          </table:table-cell>
          <table:table-cell table:style-name="ce5" table:formula="of:=AVERAGE([pos__10.K$3:.K$102])" office:value-type="float" office:value="-60.64" calcext:value-type="float">
            <text:p>-60.64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pos. 11</text:p>
          </table:table-cell>
          <table:table-cell table:style-name="ce5" table:formula="of:=AVERAGE([pos__11.B$3:.B$102])" office:value-type="float" office:value="-67.83" calcext:value-type="float">
            <text:p>-67.83</text:p>
          </table:table-cell>
          <table:table-cell table:style-name="ce5" table:formula="of:=AVERAGE([pos__11.C$3:.C$102])" office:value-type="float" office:value="-69.91" calcext:value-type="float">
            <text:p>-69.91</text:p>
          </table:table-cell>
          <table:table-cell table:style-name="ce5" table:formula="of:=AVERAGE([pos__11.D$3:.D$102])" office:value-type="float" office:value="-63.82" calcext:value-type="float">
            <text:p>-63.82</text:p>
          </table:table-cell>
          <table:table-cell table:style-name="ce5" table:formula="of:=AVERAGE([pos__11.E$3:.E$102])" office:value-type="float" office:value="-66.93" calcext:value-type="float">
            <text:p>-66.93</text:p>
          </table:table-cell>
          <table:table-cell table:style-name="ce5" table:formula="of:=AVERAGE([pos__11.F$3:.F$102])" office:value-type="float" office:value="-64.37" calcext:value-type="float">
            <text:p>-64.37</text:p>
          </table:table-cell>
          <table:table-cell table:style-name="ce5" table:formula="of:=AVERAGE([pos__11.G$3:.G$102])" office:value-type="float" office:value="-61.63" calcext:value-type="float">
            <text:p>-61.63</text:p>
          </table:table-cell>
          <table:table-cell table:style-name="ce5" table:formula="of:=AVERAGE([pos__11.H$3:.H$102])" office:value-type="float" office:value="-62.49" calcext:value-type="float">
            <text:p>-62.49</text:p>
          </table:table-cell>
          <table:table-cell table:style-name="ce5" table:formula="of:=AVERAGE([pos__11.I$3:.I$102])" office:value-type="float" office:value="-60.91" calcext:value-type="float">
            <text:p>-60.91</text:p>
          </table:table-cell>
          <table:table-cell table:style-name="ce5" table:formula="of:=AVERAGE([pos__11.J$3:.J$102])" office:value-type="float" office:value="-60.51" calcext:value-type="float">
            <text:p>-60.51</text:p>
          </table:table-cell>
          <table:table-cell table:style-name="ce5" table:formula="of:=AVERAGE([pos__11.K$3:.K$102])" office:value-type="float" office:value="-56.84" calcext:value-type="float">
            <text:p>-56.84</text:p>
          </table:table-cell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creator>Utente di Microsoft Office</dc:creator>
    <meta:creation-date>2018-07-23T19:51:19Z</meta:creation-date>
    <dc:date>2018-07-23T19:51:42Z</dc:date>
    <meta:editing-cycles>18</meta:editing-cycles>
    <meta:editing-duration>PT6582S</meta:editing-duration>
    <meta:document-statistic meta:table-count="12" meta:cell-count="124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width="0.026cm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359cm" svg:y="2.446cm" style:legend-expansion="high" chart:style-name="ch2"/>
        <chart:plot-area chart:style-name="ch3" table:cell-range-address="media_e_grafici.A2:media_e_grafici.B8 media_e_grafici.A1:media_e_grafici.B1 media_e_grafici.D1:media_e_grafici.K8" chart:data-source-has-labels="both" svg:x="0.319cm" svg:y="0.179cm" svg:width="12.721cm" svg:height="8.641cm">
          <chartooo:coordinate-region svg:x="1.346cm" svg:y="0.352cm" svg:width="11.269cm" svg:height="7.874cm"/>
          <chart:axis chart:dimension="x" chart:name="primary-x" chart:style-name="ch4" chartooo:axis-type="text">
            <chart:categories table:cell-range-address="media_e_grafici.A2:media_e_grafici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dia_e_grafici.B2:media_e_grafici.B8" chart:label-cell-address="media_e_grafici.B1:media_e_grafici.B1" chart:class="chart:line">
            <chart:data-point chart:repeated="7"/>
          </chart:series>
          <chart:series chart:style-name="ch8" chart:values-cell-range-address="media_e_grafici.D2:media_e_grafici.D8" chart:label-cell-address="media_e_grafici.D1:media_e_grafici.D1" chart:class="chart:line">
            <chart:data-point chart:repeated="7"/>
          </chart:series>
          <chart:series chart:style-name="ch9" chart:values-cell-range-address="media_e_grafici.E2:media_e_grafici.E8" chart:label-cell-address="media_e_grafici.E1:media_e_grafici.E1" chart:class="chart:line">
            <chart:data-point chart:repeated="7"/>
          </chart:series>
          <chart:series chart:style-name="ch10" chart:values-cell-range-address="media_e_grafici.F2:media_e_grafici.F8" chart:label-cell-address="media_e_grafici.F1:media_e_grafici.F1" chart:class="chart:line">
            <chart:data-point chart:repeated="7"/>
          </chart:series>
          <chart:series chart:style-name="ch11" chart:values-cell-range-address="media_e_grafici.G2:media_e_grafici.G8" chart:label-cell-address="media_e_grafici.G1:media_e_grafici.G1" chart:class="chart:line">
            <chart:data-point chart:repeated="7"/>
          </chart:series>
          <chart:series chart:style-name="ch12" chart:values-cell-range-address="media_e_grafici.H2:media_e_grafici.H8" chart:label-cell-address="media_e_grafici.H1:media_e_grafici.H1" chart:class="chart:line">
            <chart:data-point chart:repeated="7"/>
          </chart:series>
          <chart:series chart:style-name="ch13" chart:values-cell-range-address="media_e_grafici.I2:media_e_grafici.I8" chart:label-cell-address="media_e_grafici.I1:media_e_grafici.I1" chart:class="chart:line">
            <chart:data-point chart:repeated="7"/>
          </chart:series>
          <chart:series chart:style-name="ch14" chart:values-cell-range-address="media_e_grafici.J2:media_e_grafici.J8" chart:label-cell-address="media_e_grafici.J1:media_e_grafici.J1" chart:class="chart:line">
            <chart:data-point chart:repeated="7"/>
          </chart:series>
          <chart:series chart:style-name="ch15" chart:values-cell-range-address="media_e_grafici.K2:media_e_grafici.K8" chart:label-cell-address="media_e_grafici.K1:media_e_grafici.K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o 1</text:p>
                <draw:g>
                  <svg:desc>media_e_grafici.B1:media_e_grafici.B1</svg:desc>
                </draw:g>
              </table:table-cell>
              <table:table-cell office:value-type="string">
                <text:p>Modo 3</text:p>
                <draw:g>
                  <svg:desc>media_e_grafici.D1:media_e_grafici.D1</svg:desc>
                </draw:g>
              </table:table-cell>
              <table:table-cell office:value-type="string">
                <text:p> Modo 4</text:p>
                <draw:g>
                  <svg:desc>media_e_grafici.E1:media_e_grafici.E1</svg:desc>
                </draw:g>
              </table:table-cell>
              <table:table-cell office:value-type="string">
                <text:p>Modo 5</text:p>
                <draw:g>
                  <svg:desc>media_e_grafici.F1:media_e_grafici.F1</svg:desc>
                </draw:g>
              </table:table-cell>
              <table:table-cell office:value-type="string">
                <text:p>Modo 6</text:p>
                <draw:g>
                  <svg:desc>media_e_grafici.G1:media_e_grafici.G1</svg:desc>
                </draw:g>
              </table:table-cell>
              <table:table-cell office:value-type="string">
                <text:p>Modo 7</text:p>
                <draw:g>
                  <svg:desc>media_e_grafici.H1:media_e_grafici.H1</svg:desc>
                </draw:g>
              </table:table-cell>
              <table:table-cell office:value-type="string">
                <text:p>Modo 8</text:p>
                <draw:g>
                  <svg:desc>media_e_grafici.I1:media_e_grafici.I1</svg:desc>
                </draw:g>
              </table:table-cell>
              <table:table-cell office:value-type="string">
                <text:p>Modo 9</text:p>
                <draw:g>
                  <svg:desc>media_e_grafici.J1:media_e_grafici.J1</svg:desc>
                </draw:g>
              </table:table-cell>
              <table:table-cell office:value-type="string">
                <text:p>Modo 10</text:p>
                <draw:g>
                  <svg:desc>media_e_grafici.K1:media_e_grafici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. 1</text:p>
                <draw:g>
                  <svg:desc>media_e_grafici.A2:media_e_grafici.A8</svg:desc>
                </draw:g>
              </table:table-cell>
              <table:table-cell office:value-type="float" office:value="-76.38">
                <text:p>-76.38</text:p>
                <draw:g>
                  <svg:desc>media_e_grafici.B2:media_e_grafici.B8</svg:desc>
                </draw:g>
              </table:table-cell>
              <table:table-cell office:value-type="float" office:value="-67.29">
                <text:p>-67.29</text:p>
                <draw:g>
                  <svg:desc>media_e_grafici.D2:media_e_grafici.D8</svg:desc>
                </draw:g>
              </table:table-cell>
              <table:table-cell office:value-type="float" office:value="-73.07">
                <text:p>-73.07</text:p>
                <draw:g>
                  <svg:desc>media_e_grafici.E2:media_e_grafici.E8</svg:desc>
                </draw:g>
              </table:table-cell>
              <table:table-cell office:value-type="float" office:value="-77.77">
                <text:p>-77.77</text:p>
                <draw:g>
                  <svg:desc>media_e_grafici.F2:media_e_grafici.F8</svg:desc>
                </draw:g>
              </table:table-cell>
              <table:table-cell office:value-type="float" office:value="-82.38">
                <text:p>-82.38</text:p>
                <draw:g>
                  <svg:desc>media_e_grafici.G2:media_e_grafici.G8</svg:desc>
                </draw:g>
              </table:table-cell>
              <table:table-cell office:value-type="float" office:value="-84.8">
                <text:p>-84.8</text:p>
                <draw:g>
                  <svg:desc>media_e_grafici.H2:media_e_grafici.H8</svg:desc>
                </draw:g>
              </table:table-cell>
              <table:table-cell office:value-type="float" office:value="-83.94">
                <text:p>-83.94</text:p>
                <draw:g>
                  <svg:desc>media_e_grafici.I2:media_e_grafici.I8</svg:desc>
                </draw:g>
              </table:table-cell>
              <table:table-cell office:value-type="float" office:value="-82.55">
                <text:p>-82.55</text:p>
                <draw:g>
                  <svg:desc>media_e_grafici.J2:media_e_grafici.J8</svg:desc>
                </draw:g>
              </table:table-cell>
              <table:table-cell office:value-type="float" office:value="-72.1">
                <text:p>-72.1</text:p>
                <draw:g>
                  <svg:desc>media_e_grafici.K2:media_e_grafici.K8</svg:desc>
                </draw:g>
              </table:table-cell>
            </table:table-row>
            <table:table-row>
              <table:table-cell office:value-type="string">
                <text:p>pos. 2</text:p>
              </table:table-cell>
              <table:table-cell office:value-type="float" office:value="-75.95">
                <text:p>-75.95</text:p>
              </table:table-cell>
              <table:table-cell office:value-type="float" office:value="-67.89">
                <text:p>-67.89</text:p>
              </table:table-cell>
              <table:table-cell office:value-type="float" office:value="-71.02">
                <text:p>-71.02</text:p>
              </table:table-cell>
              <table:table-cell office:value-type="float" office:value="-68.38">
                <text:p>-68.38</text:p>
              </table:table-cell>
              <table:table-cell office:value-type="float" office:value="-69.09">
                <text:p>-69.09</text:p>
              </table:table-cell>
              <table:table-cell office:value-type="float" office:value="-69.75">
                <text:p>-69.75</text:p>
              </table:table-cell>
              <table:table-cell office:value-type="float" office:value="-69.04">
                <text:p>-69.04</text:p>
              </table:table-cell>
              <table:table-cell office:value-type="float" office:value="-69.42">
                <text:p>-69.42</text:p>
              </table:table-cell>
              <table:table-cell office:value-type="float" office:value="-64.87">
                <text:p>-64.87</text:p>
              </table:table-cell>
            </table:table-row>
            <table:table-row>
              <table:table-cell office:value-type="string">
                <text:p>pos. 3</text:p>
              </table:table-cell>
              <table:table-cell office:value-type="float" office:value="-66.3">
                <text:p>-66.3</text:p>
              </table:table-cell>
              <table:table-cell office:value-type="float" office:value="-60.16">
                <text:p>-60.16</text:p>
              </table:table-cell>
              <table:table-cell office:value-type="float" office:value="-63.47">
                <text:p>-63.47</text:p>
              </table:table-cell>
              <table:table-cell office:value-type="float" office:value="-61.34">
                <text:p>-61.34</text:p>
              </table:table-cell>
              <table:table-cell office:value-type="float" office:value="-63.01">
                <text:p>-63.01</text:p>
              </table:table-cell>
              <table:table-cell office:value-type="float" office:value="-60.49">
                <text:p>-60.49</text:p>
              </table:table-cell>
              <table:table-cell office:value-type="float" office:value="-61.09">
                <text:p>-61.09</text:p>
              </table:table-cell>
              <table:table-cell office:value-type="float" office:value="-58.16">
                <text:p>-58.16</text:p>
              </table:table-cell>
              <table:table-cell office:value-type="float" office:value="-53.9">
                <text:p>-53.9</text:p>
              </table:table-cell>
            </table:table-row>
            <table:table-row>
              <table:table-cell office:value-type="string">
                <text:p>pos. 4</text:p>
              </table:table-cell>
              <table:table-cell office:value-type="float" office:value="-70.6">
                <text:p>-70.6</text:p>
              </table:table-cell>
              <table:table-cell office:value-type="float" office:value="-72.15">
                <text:p>-72.15</text:p>
              </table:table-cell>
              <table:table-cell office:value-type="float" office:value="-72.22">
                <text:p>-72.22</text:p>
              </table:table-cell>
              <table:table-cell office:value-type="float" office:value="-68.55">
                <text:p>-68.55</text:p>
              </table:table-cell>
              <table:table-cell office:value-type="float" office:value="-67.15">
                <text:p>-67.15</text:p>
              </table:table-cell>
              <table:table-cell office:value-type="float" office:value="-69.87">
                <text:p>-69.87</text:p>
              </table:table-cell>
              <table:table-cell office:value-type="float" office:value="-70.51">
                <text:p>-70.51</text:p>
              </table:table-cell>
              <table:table-cell office:value-type="float" office:value="-69.73">
                <text:p>-69.73</text:p>
              </table:table-cell>
              <table:table-cell office:value-type="float" office:value="-67.11">
                <text:p>-67.11</text:p>
              </table:table-cell>
            </table:table-row>
            <table:table-row>
              <table:table-cell office:value-type="string">
                <text:p>pos. 5</text:p>
              </table:table-cell>
              <table:table-cell office:value-type="float" office:value="-65.29">
                <text:p>-65.29</text:p>
              </table:table-cell>
              <table:table-cell office:value-type="float" office:value="-61.78">
                <text:p>-61.78</text:p>
              </table:table-cell>
              <table:table-cell office:value-type="float" office:value="-68.3">
                <text:p>-68.3</text:p>
              </table:table-cell>
              <table:table-cell office:value-type="float" office:value="-69.25">
                <text:p>-69.25</text:p>
              </table:table-cell>
              <table:table-cell office:value-type="float" office:value="-60.33">
                <text:p>-60.33</text:p>
              </table:table-cell>
              <table:table-cell office:value-type="float" office:value="-60.48">
                <text:p>-60.48</text:p>
              </table:table-cell>
              <table:table-cell office:value-type="float" office:value="-59.47">
                <text:p>-59.47</text:p>
              </table:table-cell>
              <table:table-cell office:value-type="float" office:value="-58.71">
                <text:p>-58.71</text:p>
              </table:table-cell>
              <table:table-cell office:value-type="float" office:value="-55.35">
                <text:p>-55.35</text:p>
              </table:table-cell>
            </table:table-row>
            <table:table-row>
              <table:table-cell office:value-type="string">
                <text:p>pos. 6</text:p>
              </table:table-cell>
              <table:table-cell office:value-type="float" office:value="-80.05">
                <text:p>-80.05</text:p>
              </table:table-cell>
              <table:table-cell office:value-type="float" office:value="-76.7">
                <text:p>-76.7</text:p>
              </table:table-cell>
              <table:table-cell office:value-type="float" office:value="-77.34">
                <text:p>-77.34</text:p>
              </table:table-cell>
              <table:table-cell office:value-type="float" office:value="-75.13">
                <text:p>-75.13</text:p>
              </table:table-cell>
              <table:table-cell office:value-type="float" office:value="-73.16">
                <text:p>-73.16</text:p>
              </table:table-cell>
              <table:table-cell office:value-type="float" office:value="-72.14">
                <text:p>-72.14</text:p>
              </table:table-cell>
              <table:table-cell office:value-type="float" office:value="-72.63">
                <text:p>-72.63</text:p>
              </table:table-cell>
              <table:table-cell office:value-type="float" office:value="-74.17">
                <text:p>-74.17</text:p>
              </table:table-cell>
              <table:table-cell office:value-type="float" office:value="-77.31">
                <text:p>-77.31</text:p>
              </table:table-cell>
            </table:table-row>
            <table:table-row>
              <table:table-cell office:value-type="string">
                <text:p>pos. 7</text:p>
              </table:table-cell>
              <table:table-cell office:value-type="float" office:value="-55.59">
                <text:p>-55.59</text:p>
              </table:table-cell>
              <table:table-cell office:value-type="float" office:value="-50.65">
                <text:p>-50.65</text:p>
              </table:table-cell>
              <table:table-cell office:value-type="float" office:value="-52.98">
                <text:p>-52.98</text:p>
              </table:table-cell>
              <table:table-cell office:value-type="float" office:value="-49.27">
                <text:p>-49.27</text:p>
              </table:table-cell>
              <table:table-cell office:value-type="float" office:value="-48.77">
                <text:p>-48.77</text:p>
              </table:table-cell>
              <table:table-cell office:value-type="float" office:value="-48.99">
                <text:p>-48.99</text:p>
              </table:table-cell>
              <table:table-cell office:value-type="float" office:value="-49.31">
                <text:p>-49.31</text:p>
              </table:table-cell>
              <table:table-cell office:value-type="float" office:value="-47.44">
                <text:p>-47.44</text:p>
              </table:table-cell>
              <table:table-cell office:value-type="float" office:value="-42.79">
                <text:p>-42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